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cc99" draw:fill="solid" draw:fill-color="#99cc9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12pt" style:font-size-complex="12pt"/>
    </style:style>
    <style:style style:name="P2" style:family="paragraph">
      <style:paragraph-properties fo:text-align="center"/>
      <style:text-properties fo:font-size="8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71cm" svg:height="0.67cm" svg:x="1.206cm" svg:y="1.189cm">
          <text:p text:style-name="P1"><text:span text:style-name="T1">makewn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595cm" svg:height="0.673cm" svg:x="5.93cm" svg:y="1.216cm">
          <text:p text:style-name="P1"><text:span text:style-name="T1">makesample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277cm" svg:y1="1.524cm" svg:x2="5.93cm" svg:y2="1.552cm" draw:start-shape="id1" draw:start-glue-point="1" draw:end-shape="id2" draw:end-glue-point="3" svg:d="M5277 1524l653 28" svg:viewBox="0 0 654 29">
          <text:p/>
        </draw:connector>
        <draw:custom-shape draw:style-name="gr1" draw:text-style-name="P1" xml:id="id3" draw:id="id3" draw:layer="layout" svg:width="4.071cm" svg:height="0.67cm" svg:x="1.206cm" svg:y="2.089cm">
          <text:p text:style-name="P1"><text:span text:style-name="T1">makerad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595cm" svg:height="0.673cm" svg:x="5.93cm" svg:y="2.1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277cm" svg:y1="2.424cm" svg:x2="5.93cm" svg:y2="2.452cm" draw:start-shape="id3" draw:start-glue-point="1" draw:end-shape="id4" draw:end-glue-point="3" svg:d="M5277 2424l653 28" svg:viewBox="0 0 654 29">
          <text:p/>
        </draw:connector>
        <draw:custom-shape draw:style-name="gr1" draw:text-style-name="P1" xml:id="id5" draw:id="id5" draw:layer="layout" svg:width="4.071cm" svg:height="0.67cm" svg:x="1.206cm" svg:y="2.989cm">
          <text:p text:style-name="P1"><text:span text:style-name="T1">makei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6" draw:id="id6" draw:layer="layout" svg:width="4.595cm" svg:height="0.673cm" svg:x="5.93cm" svg:y="3.0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277cm" svg:y1="3.324cm" svg:x2="5.93cm" svg:y2="3.352cm" draw:start-shape="id5" draw:start-glue-point="1" draw:end-shape="id6" draw:end-glue-point="3" svg:d="M5277 3324l653 28" svg:viewBox="0 0 654 29">
          <text:p/>
        </draw:connector>
        <draw:custom-shape draw:style-name="gr1" draw:text-style-name="P1" xml:id="id7" draw:id="id7" draw:layer="layout" svg:width="4.071cm" svg:height="0.67cm" svg:x="1.206cm" svg:y="3.889cm">
          <text:p text:style-name="P1"><text:span text:style-name="T1">maketemp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4.595cm" svg:height="0.673cm" svg:x="5.93cm" svg:y="3.916cm">
          <text:p text:style-name="P1"><text:span text:style-name="T1">makesam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5.277cm" svg:y1="4.224cm" svg:x2="5.93cm" svg:y2="4.252cm" draw:start-shape="id7" draw:start-glue-point="1" draw:end-shape="id8" draw:end-glue-point="3" svg:d="M5277 4224l653 28" svg:viewBox="0 0 654 2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9T15:46:25.321932681</meta:creation-date>
    <dc:date>2015-06-19T15:48:55.392530432</dc:date>
    <meta:editing-duration>P0D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